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8E0000001AA3823193.png" manifest:media-type=""/>
  <manifest:file-entry manifest:full-path="Pictures/1000416600009698000054AB8884E136.svg" manifest:media-type=""/>
  <manifest:file-entry manifest:full-path="Pictures/10000201000003AF0000021268F4F1D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Mono L" fo:font-family="'Nimbus Mono L'" style:font-family-generic="modern" style:font-pitch="fixed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Mono L" fo:font-family="'Nimbus Mono L'" style:font-family-generic="modern" style:font-pitch="fixed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unset-title">
      <style:graphic-properties draw:auto-grow-height="false" fo:min-height="3.507cm"/>
    </style:style>
    <style:style style:name="Mpr6" style:family="presentation" style:parent-style-name="Sunset-outline1" style:list-style-name="ML5">
      <style:graphic-properties fo:min-height="12.18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8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9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11.109cm" svg:height="2.032cm" svg:x="15.815cm" svg:y="18.034cm">
        <draw:image xlink:href="Pictures/100002010000008E0000001AA382319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unset" style:page-layout-name="PM1" draw:style-name="Mdp1">
      <draw:frame draw:style-name="Mgr4" draw:text-style-name="MP4" draw:layer="backgroundobjects" svg:width="27.999cm" svg:height="20.988cm" svg:x="0cm" svg:y="0.012cm">
        <draw:image xlink:href="Pictures/10000201000003AF0000021268F4F1D8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draw:frame presentation:style-name="Mpr5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6" draw:layer="backgroundobjects" svg:width="22.5cm" svg:height="16.24cm" svg:x="2.75cm" svg:y="5.06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.478cm" svg:height="8.993cm" svg:x="2.056cm" svg:y="2.351cm" presentation:class="page"/>
        <draw:frame presentation:style-name="Sunset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30T15:50:21.313801508</meta:creation-date>
    <meta:generator>LibreOffice/4.1.4.2$Linux_X86_64 LibreOffice_project/410m0$Build-2</meta:generator>
    <dc:date>2013-12-30T16:00:41.198462362</dc:date>
    <meta:editing-duration>PT1M14S</meta:editing-duration>
    <meta:editing-cycles>2</meta:editing-cycles>
    <meta:document-statistic meta:object-count="38"/>
  </office:meta>
</office:document-meta>
</file>